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mé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èle</text:p>
          </table:table-cell>
          <table:table-cell/>
          <table:table-cell table:style-name="ce2" office:value-type="string" calcext:value-type="string">
            <text:p>‎Pi-Camera-OV5647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solution</text:p>
          </table:table-cell>
          <table:table-cell/>
          <table:table-cell office:value-type="string" calcext:value-type="string">
            <text:p>108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sion(cm)</text:p>
          </table:table-cell>
          <table:table-cell/>
          <table:table-cell office:value-type="string" calcext:value-type="string">
            <text:p>12.7 x 9.1 x 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ds(Kg)</text:p>
          </table:table-cell>
          <table:table-cell/>
          <table:table-cell office:value-type="string" calcext:value-type="string">
            <text:p>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x €</text:p>
          </table:table-cell>
          <table:table-cell/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ns</text:p>
          </table:table-cell>
          <table:table-cell/>
          <table:table-cell office:value-type="string" calcext:value-type="string">
            <text:p><text:a xlink:href="https://www.amazon.fr/Inno-Maker-Module-caméra-Ov5647-pour-Raspberry/dp/B07G9VLPZH/ref=asc_df_B07G9VLPZH/?tag=googshopfr-21&amp;linkCode=df0&amp;hvadid=507115238329&amp;hvpos=&amp;hvnetw=g&amp;hvrand=11114527897834612520&amp;hvpone=&amp;hvptwo=&amp;hvqmt=&amp;hvdev=c&amp;hvdvcmdl=&amp;hvlocint=&amp;hvlocphy=9054943&amp;hvtargid=pla-712748811017&amp;psc=1" xlink:type="simple">https://www.amazon.fr/Inno-Maker-Module-cam%C3%A9ra-Ov5647-pour-Raspberry/dp/B07G9VLPZH/ref=asc_df_B07G9VLPZH/?tag=googshopfr-21&amp;linkCode=df0&amp;hvadid=507115238329&amp;hvpos=&amp;hvnetw=g&amp;hvrand=11114527897834612520&amp;hvpone=&amp;hvptwo=&amp;hvqmt=&amp;hvdev=c&amp;hvdvcmdl=&amp;hvlocint=&amp;hvlocphy=9054943&amp;hvtargid=pla-712748811017&amp;psc=1</text:a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apteurs</text:p>
          </table:table-cell>
          <table:table-cell/>
          <table:table-cell office:value-type="string" calcext:value-type="string">
            <text:p>ultrason</text:p>
          </table:table-cell>
          <table:table-cell/>
          <table:table-cell office:value-type="string" calcext:value-type="string">
            <text:p>Lidar</text:p>
          </table:table-cell>
        </table:table-row>
        <table:table-row table:style-name="ro1">
          <table:table-cell office:value-type="string" calcext:value-type="string">
            <text:p>modèle</text:p>
          </table:table-cell>
          <table:table-cell/>
          <table:table-cell office:value-type="string" calcext:value-type="string">
            <text:p>‎FR-EL-SM-001</text:p>
          </table:table-cell>
          <table:table-cell/>
          <table:table-cell office:value-type="string" calcext:value-type="string">
            <text:p>SEN0413</text:p>
          </table:table-cell>
        </table:table-row>
        <table:table-row table:style-name="ro1">
          <table:table-cell office:value-type="string" calcext:value-type="string">
            <text:p>Dimension(mm)</text:p>
          </table:table-cell>
          <table:table-cell/>
          <table:table-cell office:value-type="string" calcext:value-type="string">
            <text:p>45 x 15 x 30</text:p>
          </table:table-cell>
          <table:table-cell/>
          <table:table-cell office:value-type="string" calcext:value-type="string">
            <text:p>42×15×17</text:p>
          </table:table-cell>
        </table:table-row>
        <table:table-row table:style-name="ro1">
          <table:table-cell office:value-type="string" calcext:value-type="string">
            <text:p>poids(Kg)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résolution (cm)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string" calcext:value-type="string">
            <text:p>distance éfficace (cm)</text:p>
          </table:table-cell>
          <table:table-cell/>
          <table:table-cell office:value-type="string" calcext:value-type="string">
            <text:p>2→300</text:p>
          </table:table-cell>
          <table:table-cell/>
          <table:table-cell office:value-type="string" calcext:value-type="string">
            <text:p>20→1200</text:p>
          </table:table-cell>
        </table:table-row>
        <table:table-row table:style-name="ro1">
          <table:table-cell office:value-type="string" calcext:value-type="string">
            <text:p>prix€</text:p>
          </table:table-cell>
          <table:table-cell/>
          <table:table-cell office:value-type="float" office:value="2.09" calcext:value-type="float">
            <text:p>2.09</text:p>
          </table:table-cell>
          <table:table-cell/>
          <table:table-cell office:value-type="float" office:value="20.67" calcext:value-type="float">
            <text:p>20.67</text:p>
          </table:table-cell>
        </table:table-row>
        <table:table-row table:style-name="ro3">
          <table:table-cell office:value-type="string" calcext:value-type="string">
            <text:p>liens</text:p>
          </table:table-cell>
          <table:table-cell/>
          <table:table-cell table:style-name="ce1" office:value-type="string" calcext:value-type="string">
            <text:p>https://www.robotshop.com/be/fr/module-sonar-hc-sr04-tys.html</text:p>
          </table:table-cell>
          <table:table-cell/>
          <table:table-cell table:style-name="ce1" office:value-type="string" calcext:value-type="string">
            <text:p><text:a xlink:href="https://www.mouser.fr/ProductDetail/DFRobot/SEN0413?qs=ljCeji4nMDnbXic0FTuMLA%3D%3D" xlink:type="simple">https://www.mouser.fr/ProductDetail/DFRobot/SEN0413?qs=ljCeji4nMDnbXic0FTuMLA%3D%3D</text:a>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office:value-type="string" calcext:value-type="string">
            <text:p>MG996R</text:p>
          </table:table-cell>
          <table:table-cell office:value-type="string" calcext:value-type="string">
            <text:p>GS9025MG</text:p>
          </table:table-cell>
          <table:table-cell/>
        </table:table-row>
        <table:table-row table:style-name="ro1">
          <table:table-cell office:value-type="string" calcext:value-type="string">
            <text:p>couple(kg*cm)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vitesse (sec/60°)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Tension(V)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urant (A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ds (g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uissance(W)</text:p>
          </table:table-cell>
          <table:table-cell/>
          <table:table-cell table:formula="of:=[.C25]*[.C26]"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 8 servo (W)</text:p>
          </table:table-cell>
          <table:table-cell/>
          <table:table-cell table:formula="of:=8*[.C28]" office:value-type="float" office:value="43.2" calcext:value-type="float">
            <text:p>43.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onso 8 servo (mAh)</text:p>
          </table:table-cell>
          <table:table-cell/>
          <table:table-cell table:formula="of:=[.C26]*1000*8" office:value-type="float" office:value="7200" calcext:value-type="float">
            <text:p>7200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string" calcext:value-type="string">
            <text:p>Dimension(mm)</text:p>
          </table:table-cell>
          <table:table-cell/>
          <table:table-cell office:value-type="string" calcext:value-type="string">
            <text:p>53.6x20x47.6</text:p>
          </table:table-cell>
          <table:table-cell office:value-type="string" calcext:value-type="string">
            <text:p>23x12.1x28.8 </text:p>
          </table:table-cell>
          <table:table-cell/>
        </table:table-row>
        <table:table-row table:style-name="ro1">
          <table:table-cell office:value-type="string" calcext:value-type="string">
            <text:p>Prix € (unité)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iens</text:p>
          </table:table-cell>
          <table:table-cell/>
          <table:table-cell table:style-name="ce1" office:value-type="string" calcext:value-type="string">
            <text:p><text:a xlink:href="https://fr.aliexpress.com/item/1005002062933764.html?_randl_currency=EUR&amp;_randl_shipto=FR&amp;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597281422482&amp;ds_e_matchtype=&amp;ds_e_device=c&amp;ds_e_network=u&amp;ds_e_product_group_id=296715514933&amp;ds_e_product_id=fr1005002062933764&amp;ds_e_product_merchant_id=109101819&amp;ds_e_product_country=FR&amp;ds_e_product_language=fr&amp;ds_e_product_channel=online&amp;ds_e_product_store_id=&amp;ds_url_v=2&amp;albcp=17223705741&amp;albag=135335572766&amp;isSmbAutoCall=false&amp;needSmbHouyi=false&amp;aff_fcid=ceab66df79cf48298e000d90b90b9a84-1665184117224-01977-UneMJZVf&amp;aff_fsk=UneMJZVf&amp;aff_platform=aaf&amp;sk=UneMJZVf&amp;aff_trace_key=ceab66df79cf48298e000d90b90b9a84-1665184117224-01977-UneMJZVf&amp;terminal_id=ba50149b70d1493c917608250e704170&amp;afSmartRedirect=y" xlink:type="simple">https://fr.aliexpress.com/item/1005002062933764.html?_randl_currency=EUR&amp;_randl_shipto=FR&amp;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597281422482&amp;ds_e_matchtype=&amp;ds_e_device=c&amp;ds_e_network=u&amp;ds_e_product_group_id=296715514933&amp;ds_e_product_id=fr1005002062933764&amp;ds_e_product_merchant_id=109101819&amp;ds_e_product_country=FR&amp;ds_e_product_language=fr&amp;ds_e_product_channel=online&amp;ds_e_product_store_id=&amp;ds_url_v=2&amp;albcp=17223705741&amp;albag=135335572766&amp;isSmbAutoCall=false&amp;needSmbHouyi=false&amp;aff_fcid=ceab66df79cf48298e000d90b90b9a84-1665184117224-01977-UneMJZVf&amp;aff_fsk=UneMJZVf&amp;aff_platform=aaf&amp;sk=UneMJZVf&amp;aff_trace_key=ceab66df79cf48298e000d90b90b9a84-1665184117224-01977-UneMJZVf&amp;terminal_id=ba50149b70d1493c917608250e704170&amp;afSmartRedirect=y</text:a>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oteur</text:p>
          </table:table-cell>
          <table:table-cell/>
          <table:table-cell office:value-type="string" calcext:value-type="string">
            <text:p><text:s/>DC 3-6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e(N*m)</text:p>
          </table:table-cell>
          <table:table-cell/>
          <table:table-cell office:value-type="string" calcext:value-type="string">
            <text:p>0.15 → 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sse(tr/min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(V)</text:p>
          </table:table-cell>
          <table:table-cell/>
          <table:table-cell table:style-name="ce3" office:value-type="string" calcext:value-type="string">
            <text:p>3→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ant (A)</text:p>
          </table:table-cell>
          <table:table-cell/>
          <table:table-cell office:value-type="string" calcext:value-type="string">
            <text:p>0.25→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nsion(mm)</text:p>
          </table:table-cell>
          <table:table-cell/>
          <table:table-cell office:value-type="string" calcext:value-type="string">
            <text:p>67,8x17,8x19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ds (g)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x €(unité)</text:p>
          </table:table-cell>
          <table:table-cell/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iens</text:p>
          </table:table-cell>
          <table:table-cell/>
          <table:table-cell table:style-name="ce4" office:value-type="string" calcext:value-type="string">
            <text:p><text:a xlink:href="https://www.robotshop.com/be/fr/moteur-electrique-dc-3-6v-148-boite-vitesses-magnetique-tt-double-arbre-6x.html" xlink:type="simple">https://www.robotshop.com/be/fr/moteur-electrique-dc-3-6v-148-boite-vitesses-magnetique-tt-double-arbre-6x.htm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7T23:52:05.066000000</meta:creation-date>
    <dc:date>2022-10-08T01:32:05.380000000</dc:date>
    <meta:editing-duration>PT33M56S</meta:editing-duration>
    <meta:editing-cycles>4</meta:editing-cycles>
    <meta:generator>LibreOffice/6.4.5.2$Windows_X86_64 LibreOffice_project/a726b36747cf2001e06b58ad5db1aa3a9a1872d6</meta:generator>
    <meta:document-statistic meta:table-count="1" meta:cell-count="91" meta:object-count="0"/>
  </office:meta>
</office:document-meta>
</file>